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1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.75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126cm" fo:min-width="0cm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.2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cm" loext:decorative="false"/>
      <style:paragraph-properties style:writing-mode="lr-tb"/>
    </style:style>
    <style:style style:name="gr6" style:family="graphic" style:parent-style-name="standard">
      <style:graphic-properties draw:textarea-vertical-align="middle" loext:decorative="false"/>
    </style:style>
    <style:style style:name="gr7" style:family="graphic" style:parent-style-name="objectwithoutfill">
      <style:graphic-properties draw:marker-end="Puntas_20_de_20_flecha_20_2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Puntas_20_de_20_flecha_20_3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Puntas_20_de_20_flecha_20_4" draw:marker-end-width="0.3cm" draw:fill="none" draw:textarea-vertical-align="middle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0.126cm" fo:min-width="0cm" loext:decorative="false"/>
      <style:paragraph-properties style:writing-mode="lr-tb"/>
    </style:style>
    <style:style style:name="gr11" style:family="graphic" style:parent-style-name="objectwithoutfill">
      <style:graphic-properties draw:marker-end="Puntas_20_de_20_flecha_20_6" draw:marker-end-width="0.3cm" draw:fill="none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8cm" fo:min-width="0cm" loext:decorative="false"/>
      <style:paragraph-properties style:writing-mode="lr-tb"/>
    </style:style>
    <style:style style:name="gr15" style:family="graphic" style:parent-style-name="objectwithoutfill">
      <style:graphic-properties draw:marker-end="Puntas_20_de_20_flecha_20_7" draw:marker-end-width="0.3cm" draw:fill="none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17" style:family="graphic" style:parent-style-name="objectwithoutfill">
      <style:graphic-properties draw:marker-end="Puntas_20_de_20_flecha_20_8" draw:marker-end-width="0.3cm" draw:fill="none" draw:textarea-vertical-align="middle" loext:decorative="false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.5cm" loext:decorative="false"/>
      <style:paragraph-properties style:writing-mode="lr-tb"/>
    </style:style>
    <style:style style:name="gr19" style:family="graphic" style:parent-style-name="objectwithoutfill">
      <style:graphic-properties draw:marker-end="Puntas_20_de_20_flecha_20_9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Puntas_20_de_20_flecha_20_10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Puntas_20_de_20_flecha_20_11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1.5cm" svg:height="0.25cm" svg:x="13.25cm" svg:y="7.5cm">
          <text:p text:style-name="P1">Campeonato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.25cm" svg:height="0.25cm" svg:x="11.75cm" svg:y="9.25cm">
          <text:p text:style-name="P1">Participant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0.75cm" svg:x="8cm" svg:y="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" draw:id="id2" draw:layer="layout" svg:width="1.5cm" svg:height="0.5cm" svg:x="13.25cm" svg:y="8.065cm">
          <text:p text:style-name="P1"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2" draw:layer="layout" svg:width="0.75cm" svg:height="0.565cm" svg:x="13.75cm" svg:y="8cm">
          <draw:text-box>
            <text:p>Es un</text:p>
          </draw:text-box>
        </draw:frame>
        <draw:custom-shape draw:style-name="gr2" draw:text-style-name="P1" xml:id="id9" draw:id="id9" draw:layer="layout" svg:width="1.25cm" svg:height="0.25cm" svg:x="14.5cm" svg:y="11.75cm">
          <text:p text:style-name="P1">Partidas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4cm" svg:y1="7.75cm" svg:x2="14cm" svg:y2="8.065cm" draw:start-shape="id1" draw:start-glue-point="2" draw:end-shape="id2" draw:end-glue-point="7" svg:d="M14000 7750v315" svg:viewBox="0 0 1 316">
          <text:p/>
        </draw:connector>
        <draw:connector draw:style-name="gr7" draw:text-style-name="P3" draw:layer="layout" draw:line-skew="-1.251cm 1.001cm" svg:x1="14cm" svg:y1="8.565cm" svg:x2="12.375cm" svg:y2="9.25cm" draw:start-shape="id2" draw:start-glue-point="4" draw:end-shape="id3" draw:end-glue-point="0" svg:d="M14000 8565v185h-1750v-1h125v501" svg:viewBox="0 0 1751 686">
          <text:p/>
        </draw:connector>
        <draw:custom-shape draw:style-name="gr4" draw:text-style-name="P1" xml:id="id5" draw:id="id5" draw:layer="layout" svg:width="1.5cm" svg:height="0.5cm" svg:x="11.5cm" svg:y="10.25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2" xml:id="id4" draw:id="id4" draw:layer="layout" svg:width="0.75cm" svg:height="0.565cm" svg:x="12cm" svg:y="10.185cm">
          <draw:text-box>
            <text:p>Es un</text:p>
          </draw:text-box>
        </draw:frame>
        <draw:connector draw:style-name="gr6" draw:text-style-name="P1" draw:layer="layout" svg:x1="12.375cm" svg:y1="9.5cm" svg:x2="12.375cm" svg:y2="10.185cm" draw:start-shape="id3" draw:start-glue-point="2" draw:end-shape="id4" svg:d="M12375 9500v685" svg:viewBox="0 0 1 686">
          <text:p/>
        </draw:connector>
        <draw:custom-shape draw:style-name="gr2" draw:text-style-name="P1" xml:id="id6" draw:id="id6" draw:layer="layout" svg:width="1.25cm" svg:height="0.25cm" svg:x="10cm" svg:y="11.5cm">
          <text:p text:style-name="P1">Jugadores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.25cm" svg:height="0.25cm" svg:x="13cm" svg:y="11.5cm">
          <text:p text:style-name="P1">Arbitros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line-skew="-1.501cm 1.001cm" svg:x1="12.25cm" svg:y1="10.75cm" svg:x2="10.625cm" svg:y2="11.5cm" draw:start-shape="id5" draw:start-glue-point="4" draw:end-shape="id6" draw:end-glue-point="0" svg:d="M12250 10750h-1750v249h125v501" svg:viewBox="0 0 1751 751">
          <text:p/>
        </draw:connector>
        <draw:connector draw:style-name="gr9" draw:text-style-name="P3" draw:layer="layout" draw:line-skew="-1.501cm -1.251cm" svg:x1="12.25cm" svg:y1="10.75cm" svg:x2="13.625cm" svg:y2="11.5cm" draw:start-shape="id5" draw:start-glue-point="4" draw:end-shape="id7" draw:end-glue-point="0" svg:d="M12250 10750h1250v249h125v501" svg:viewBox="0 0 1376 751">
          <text:p/>
        </draw:connector>
        <draw:custom-shape draw:style-name="gr10" draw:text-style-name="P1" xml:id="id8" draw:id="id8" draw:layer="layout" svg:width="1cm" svg:height="0.75cm" svg:x="14.5cm" svg:y="9.75cm">
          <text:p text:style-name="P1">Particip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3" draw:layer="layout" svg:x1="15cm" svg:y1="10.5cm" svg:x2="15.125cm" svg:y2="11.75cm" draw:start-shape="id8" draw:start-glue-point="6" draw:end-shape="id9" draw:end-glue-point="0" svg:d="M15000 10500v626h125v624" svg:viewBox="0 0 126 1251">
          <text:p/>
        </draw:connector>
        <draw:frame draw:style-name="gr12" draw:text-style-name="P2" draw:layer="layout" svg:width="1.807cm" svg:height="0.408cm" svg:x="15.193cm" svg:y="10.592cm">
          <draw:text-box>
            <text:p>Participante participa</text:p>
          </draw:text-box>
        </draw:frame>
        <draw:frame draw:style-name="gr12" draw:text-style-name="P2" draw:layer="layout" svg:width="0.789cm" svg:height="0.408cm" svg:x="15.25cm" svg:y="10.842cm">
          <draw:text-box>
            <text:p>(1,n)</text:p>
          </draw:text-box>
        </draw:frame>
        <draw:custom-shape draw:style-name="gr2" draw:text-style-name="P1" xml:id="id11" draw:id="id11" draw:layer="layout" svg:width="1.25cm" svg:height="0.25cm" svg:x="7cm" svg:y="9.25cm">
          <text:p text:style-name="P1">Hotel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3cm" svg:y1="9.375cm" svg:x2="14.5cm" svg:y2="10.125cm" draw:start-shape="id3" draw:start-glue-point="1" draw:end-shape="id8" draw:end-glue-point="5" svg:d="M13000 9375h750v750h750" svg:viewBox="0 0 1501 751">
          <text:p/>
        </draw:connector>
        <draw:custom-shape draw:style-name="gr10" draw:text-style-name="P1" xml:id="id10" draw:id="id10" draw:layer="layout" svg:width="1cm" svg:height="0.75cm" svg:x="9.5cm" svg:y="9cm">
          <text:p text:style-name="P1">Aloj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11.75cm" svg:y1="9.375cm" svg:x2="10.5cm" svg:y2="9.375cm" draw:start-shape="id3" draw:start-glue-point="3" draw:end-shape="id10" draw:end-glue-point="7" svg:d="M11750 9375h-1250" svg:viewBox="0 0 1251 1">
          <text:p/>
        </draw:connector>
        <draw:connector draw:style-name="gr6" draw:text-style-name="P1" draw:layer="layout" svg:x1="9.5cm" svg:y1="9.375cm" svg:x2="8.25cm" svg:y2="9.375cm" draw:start-shape="id10" draw:start-glue-point="5" draw:end-shape="id11" draw:end-glue-point="1" svg:d="M9500 9375h-1250" svg:viewBox="0 0 1251 1">
          <text:p/>
        </draw:connector>
        <draw:custom-shape draw:style-name="gr13" draw:text-style-name="P1" xml:id="id12" draw:id="id12" draw:layer="layout" svg:width="0.25cm" svg:height="0.25cm" svg:x="10.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" draw:layer="layout" svg:width="1.01cm" svg:height="0.408cm" svg:x="10.75cm" svg:y="7.842cm">
          <draw:text-box>
            <text:p>Fecha</text:p>
          </draw:text-box>
        </draw:frame>
        <draw:connector draw:style-name="gr15" draw:text-style-name="P3" draw:layer="layout" svg:x1="10cm" svg:y1="9cm" svg:x2="10.536cm" svg:y2="8.214cm" draw:start-shape="id10" draw:start-glue-point="4" draw:end-shape="id12" draw:end-glue-point="7" svg:d="M10000 9000v-786h536" svg:viewBox="0 0 537 787">
          <text:p/>
        </draw:connector>
        <draw:frame draw:style-name="gr16" draw:text-style-name="P2" draw:layer="layout" svg:width="2.25cm" svg:height="1.25cm" svg:x="4.75cm" svg:y="6cm">
          <draw:text-box>
            <text:p>Hotel</text:p>
            <text:p>*Nombre</text:p>
            <text:p>*Dirección</text:p>
            <text:p>+Teléfono</text:p>
          </draw:text-box>
        </draw:frame>
        <draw:custom-shape draw:style-name="gr2" draw:text-style-name="P1" xml:id="id13" draw:id="id13" draw:layer="layout" svg:width="1.25cm" svg:height="0.25cm" svg:x="18cm" svg:y="9.25cm">
          <text:p text:style-name="P1">Jornadas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draw:line-skew="-0.316cm" svg:x1="14cm" svg:y1="8.565cm" svg:x2="18.625cm" svg:y2="9.25cm" draw:start-shape="id2" draw:start-glue-point="4" draw:end-shape="id13" draw:end-glue-point="0" svg:d="M14000 8565v185h2376v-1h2249v501" svg:viewBox="0 0 4626 686">
          <text:p/>
        </draw:connector>
        <draw:custom-shape draw:style-name="gr4" draw:text-style-name="P1" xml:id="id14" draw:id="id14" draw:layer="layout" svg:width="1.5cm" svg:height="0.5cm" svg:x="17.75cm" svg:y="10.315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2" draw:layer="layout" svg:width="0.75cm" svg:height="0.565cm" svg:x="18.25cm" svg:y="10.25cm">
          <draw:text-box>
            <text:p>Es un</text:p>
          </draw:text-box>
        </draw:frame>
        <draw:connector draw:style-name="gr6" draw:text-style-name="P1" draw:layer="layout" svg:x1="18.5cm" svg:y1="10.315cm" svg:x2="18.625cm" svg:y2="9.5cm" draw:start-shape="id14" draw:start-glue-point="7" draw:end-shape="id13" draw:end-glue-point="2" svg:d="M18500 10315v-408h125v-407" svg:viewBox="0 0 126 816">
          <text:p/>
        </draw:connector>
        <draw:custom-shape draw:style-name="gr4" draw:text-style-name="P1" xml:id="id15" draw:id="id15" draw:layer="layout" svg:width="0.75cm" svg:height="0.25cm" svg:x="17.5cm" svg:y="12.5cm">
          <text:p text:style-name="P1">Año</text:p>
          <draw:enhanced-geometry svg:viewBox="0 0 21600 21600" draw:type="rectangle" draw:enhanced-path="M 0 0 L 21600 0 21600 21600 0 21600 0 0 Z N"/>
        </draw:custom-shape>
        <draw:custom-shape draw:style-name="gr18" draw:text-style-name="P1" xml:id="id16" draw:id="id16" draw:layer="layout" svg:width="1cm" svg:height="0.25cm" svg:x="18.75cm" svg:y="12.5cm">
          <text:p text:style-name="P1">Mes</text:p>
          <draw:enhanced-geometry svg:viewBox="0 0 21600 21600" draw:type="rectangle" draw:enhanced-path="M 0 0 L 21600 0 21600 21600 0 21600 0 0 Z N"/>
        </draw:custom-shape>
        <draw:custom-shape draw:style-name="gr18" draw:text-style-name="P1" xml:id="id17" draw:id="id17" draw:layer="layout" svg:width="1cm" svg:height="0.25cm" svg:x="20cm" svg:y="12.5cm">
          <text:p text:style-name="P1">Día</text:p>
          <draw:enhanced-geometry svg:viewBox="0 0 21600 21600" draw:type="rectangle" draw:enhanced-path="M 0 0 L 21600 0 21600 21600 0 21600 0 0 Z N"/>
        </draw:custom-shape>
        <draw:connector draw:style-name="gr19" draw:text-style-name="P3" draw:layer="layout" svg:x1="18.5cm" svg:y1="10.815cm" svg:x2="17.875cm" svg:y2="12.5cm" draw:start-shape="id14" draw:start-glue-point="4" draw:end-shape="id15" draw:end-glue-point="0" svg:d="M18500 10815v843h-625v842" svg:viewBox="0 0 626 1686">
          <text:p/>
        </draw:connector>
        <draw:connector draw:style-name="gr20" draw:text-style-name="P3" draw:layer="layout" svg:x1="18.5cm" svg:y1="10.815cm" svg:x2="19.25cm" svg:y2="12.5cm" draw:start-shape="id14" draw:start-glue-point="4" draw:end-shape="id16" draw:end-glue-point="0" svg:d="M18500 10815v843h750v842" svg:viewBox="0 0 751 1686">
          <text:p/>
        </draw:connector>
        <draw:connector draw:style-name="gr21" draw:text-style-name="P3" draw:layer="layout" svg:x1="18.5cm" svg:y1="10.815cm" svg:x2="20.5cm" svg:y2="12.5cm" draw:start-shape="id14" draw:start-glue-point="4" draw:end-shape="id17" draw:end-glue-point="0" svg:d="M18500 10815v843h2000v842" svg:viewBox="0 0 2001 1686">
          <text:p/>
        </draw:connector>
        <draw:custom-shape draw:style-name="gr13" draw:text-style-name="P1" draw:layer="layout" svg:width="0.25cm" svg:height="0.25cm" svg:x="18.356cm" svg:y="10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07T10:03:54.387000000</meta:creation-date>
    <dc:date>2024-11-07T12:11:42.698000000</dc:date>
    <meta:editing-duration>PT1H43M43S</meta:editing-duration>
    <meta:editing-cycles>1</meta:editing-cycles>
    <meta:document-statistic meta:object-count="40"/>
    <meta:generator>LibreOffice/24.8.0.3$Windows_X86_64 LibreOffice_project/0bdf1299c94fe897b119f97f3c613e9dca6be583</meta:generator>
  </office:meta>
</office:document-meta>
</file>